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1">Traitement d'images</text:h>
      <text:h text:style-name="P1" text:outline-level="1">Van Gysegem Thomas</text:h>
      <text:h text:style-name="P1" text:outline-level="1">Étape 1</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3">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Table des matières</text:p>
          </text:index-title>
          <text:p text:style-name="P8">Étape 1<text:tab/>1</text:p>
          <text:p text:style-name="P8">Explication du fonctionnement :<text:tab/>3</text:p>
          <text:p text:style-name="P6">MainWindows<text:tab/>3</text:p>
          <text:p text:style-name="P6">Picture<text:tab/>3</text:p>
          <text:p text:style-name="P6">Dialog*<text:tab/>3</text:p>
          <text:p text:style-name="P8">Justification des choix :<text:tab/>4</text:p>
        </text:index-body>
      </text:table-of-content>
      <text:p text:style-name="P3"/>
      <text:h text:style-name="P5" text:outline-level="2">Explication du fonctionnement :</text:h>
      <text:h text:style-name="Heading_20_5" text:outline-level="5">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p text:style-name="Text_20_body"/>
      <text:h text:style-name="Heading_20_5" text:outline-level="5">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5" text:outline-level="5">Dialog*</text:h>
      <text:p text:style-name="Text_20_body"><text:tab/>Les classes commencant par Dialog implémentent les boîtes de dialogue et la facon dont elles interagissent avec la fenêtre principale. Pour l'instant, elles sont au nombre de deux : DialogModifTaille et DialogModifPalette.</text:p>
      <text:p text:style-name="P4"/>
      <text:h text:style-name="Heading_20_2" text:outline-level="2">Justification des choix :</text:h>
      <text:p text:style-name="Text_20_body"/>
      <text:p text:style-name="Text_20_body"><text:tab/>J'ai choisis le Python car c'est un langage qui, selon moi, permet de mettre en œuvre des algorithmes complexe ou non en très peu de temps. De plus, c'est un langage interprété, les test lors du développement sont donc beaucoup plus rapide car ils ne nécessitent pas de compilation longue et fastidieuse.</text:p>
      <text:p text:style-name="Text_20_body"/>
      <text:p text:style-name="Text_20_body"><text:tab/>La GUI utilisée est créée via la librairie PyQt. Cette librairie possède un éditeur de GUI très performant et facile d'utilisation.</text:p>
      <text:p text:style-name="Text_20_body"/>
      <text:p text:style-name="Text_20_body"><text:tab/>Tout ces choix me permettent donc de développer rapidement et efficacement l'application demandée. Le seul bémol de Python étant qu'il n'est pas le plus rapide des langages et que donc, certains algorithmes pourraient être plus chronophage en Python que dans d'autres langage.</text:p>
      <text:h text:style-name="P5" text:outline-level="2">Commentaires :</text:h>
      <text:p text:style-name="Text_20_body"><text:tab/>Lors de cette premiére étape j'ai rencontré beaucoup de difficultées lorsque j'ai voulu afficher mon image avec Qt. La plupart des documents en ligne indiquaient d'utiliser un Qlabel pour afficher une image mais ce dernier ne permettait pas de sélectionner une zone directement sur l'image comme demandé dans le cahier des charges. J'ai donc dût me familiariser avec le concept de QgraphicView/Scene qui permet de gérer des objets en 2D dans une scéne et pour lequel l'objet QgraphicView fait office de caméra.</text:p>
      <text:p text:style-name="Text_20_body"/>
      <text:p text:style-name="Text_20_body"><text:tab/>J'ai également rencontré des problémes lors de la modification de la palette de l'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Van Gysgem Thomas<text:tab/>Traitement d'images<text:tab/><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09-21T00:53:55.19</dc:date>
    <dc:creator>Thomas Van Gysegem</dc:creator>
    <meta:editing-duration>PT21M9S</meta:editing-duration>
    <meta:editing-cycles>5</meta:editing-cycles>
    <meta:generator>OpenOffice.org/3.4$Win32 OpenOffice.org_project/340m1$Build-9590</meta:generator>
    <meta:document-statistic meta:table-count="0" meta:image-count="0" meta:object-count="0" meta:page-count="5" meta:paragraph-count="25" meta:word-count="350" meta:character-count="2222"/>
  </office:meta>
</office:document-meta>
</file>